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3bb0" officeooo:paragraph-rsid="00133bb0"/>
    </style:style>
    <style:style style:name="P2" style:family="paragraph" style:parent-style-name="Standard">
      <style:text-properties officeooo:rsid="0018843b" officeooo:paragraph-rsid="0018843b"/>
    </style:style>
    <style:style style:name="P3" style:family="paragraph" style:parent-style-name="Standard">
      <style:text-properties fo:language="el" fo:country="GR" fo:font-weight="bold" officeooo:rsid="001bd5fb" officeooo:paragraph-rsid="001bd5fb" style:font-weight-asian="bold" style:font-weight-complex="bold"/>
    </style:style>
    <style:style style:name="P4" style:family="paragraph" style:parent-style-name="Standard">
      <style:text-properties fo:language="el" fo:country="GR" fo:font-weight="bold" officeooo:rsid="001e822d" officeooo:paragraph-rsid="001e822d" style:font-weight-asian="bold" style:font-weight-complex="bold"/>
    </style:style>
    <style:style style:name="P5" style:family="paragraph" style:parent-style-name="Standard">
      <style:text-properties fo:language="el" fo:country="GR" fo:font-weight="bold" officeooo:rsid="00163db8" officeooo:paragraph-rsid="00163db8" style:font-weight-asian="bold" style:font-weight-complex="bold"/>
    </style:style>
    <style:style style:name="P6" style:family="paragraph" style:parent-style-name="Standard">
      <style:text-properties fo:language="el" fo:country="GR" officeooo:rsid="00133bb0" officeooo:paragraph-rsid="00133bb0"/>
    </style:style>
    <style:style style:name="P7" style:family="paragraph" style:parent-style-name="Standard">
      <style:text-properties fo:language="el" fo:country="GR" officeooo:rsid="00163db8" officeooo:paragraph-rsid="00163db8"/>
    </style:style>
    <style:style style:name="P8" style:family="paragraph" style:parent-style-name="Standard">
      <style:text-properties fo:language="el" fo:country="GR" officeooo:rsid="00163db8" officeooo:paragraph-rsid="001d5be7"/>
    </style:style>
    <style:style style:name="P9" style:family="paragraph" style:parent-style-name="Standard">
      <style:text-properties fo:language="el" fo:country="GR" officeooo:rsid="0018843b" officeooo:paragraph-rsid="0018843b"/>
    </style:style>
    <style:style style:name="P10" style:family="paragraph" style:parent-style-name="Standard">
      <style:text-properties fo:language="el" fo:country="GR" fo:font-weight="normal" officeooo:rsid="0018eec0" officeooo:paragraph-rsid="0018eec0" style:font-weight-asian="normal" style:font-weight-complex="normal"/>
    </style:style>
    <style:style style:name="P11" style:family="paragraph" style:parent-style-name="Standard">
      <style:text-properties fo:language="el" fo:country="GR" fo:font-weight="normal" officeooo:rsid="001bd5fb" officeooo:paragraph-rsid="001bd5fb" style:font-weight-asian="normal" style:font-weight-complex="normal"/>
    </style:style>
    <style:style style:name="P12" style:family="paragraph" style:parent-style-name="Standard">
      <style:text-properties fo:language="el" fo:country="GR" fo:font-weight="normal" officeooo:rsid="001bd6ae" officeooo:paragraph-rsid="001bd6ae" style:font-weight-asian="normal" style:font-weight-complex="normal"/>
    </style:style>
    <style:style style:name="P13" style:family="paragraph" style:parent-style-name="Standard">
      <style:text-properties fo:language="el" fo:country="GR" fo:font-weight="normal" officeooo:rsid="001e822d" officeooo:paragraph-rsid="001e822d" style:font-weight-asian="normal" style:font-weight-complex="normal"/>
    </style:style>
    <style:style style:name="P14" style:family="paragraph" style:parent-style-name="Standard">
      <style:text-properties fo:language="el" fo:country="GR" fo:font-style="italic" style:text-underline-style="solid" style:text-underline-width="auto" style:text-underline-color="font-color" fo:font-weight="bold" officeooo:rsid="00163db8" officeooo:paragraph-rsid="00163db8" style:font-style-asian="italic" style:font-weight-asian="bold" style:font-style-complex="italic" style:font-weight-complex="bold"/>
    </style:style>
    <style:style style:name="P15" style:family="paragraph" style:parent-style-name="Standard">
      <style:text-properties fo:language="el" fo:country="GR" style:text-underline-style="solid" style:text-underline-width="auto" style:text-underline-color="font-color" fo:font-weight="bold" officeooo:rsid="0018843b" officeooo:paragraph-rsid="0018843b" style:font-weight-asian="bold" style:font-weight-complex="bold"/>
    </style:style>
    <style:style style:name="P16" style:family="paragraph" style:parent-style-name="Standard">
      <style:text-properties officeooo:rsid="00163db8" officeooo:paragraph-rsid="00163db8"/>
    </style:style>
    <style:style style:name="P17" style:family="paragraph" style:parent-style-name="Standard">
      <style:text-properties style:text-underline-style="solid" style:text-underline-width="auto" style:text-underline-color="font-color" officeooo:rsid="00163db8" officeooo:paragraph-rsid="00163db8"/>
    </style:style>
    <style:style style:name="P18" style:family="paragraph" style:parent-style-name="Standard">
      <style:text-properties fo:font-size="11pt" fo:language="el" fo:country="GR" officeooo:rsid="00133bb0" officeooo:paragraph-rsid="00133bb0" style:font-size-asian="11pt" style:font-size-complex="11pt"/>
    </style:style>
    <style:style style:name="P19" style:family="paragraph" style:parent-style-name="Standard">
      <style:text-properties fo:font-size="11pt" fo:language="el" fo:country="GR" officeooo:rsid="00133bb0" officeooo:paragraph-rsid="0027eb7c" style:font-size-asian="11pt" style:font-size-complex="11pt"/>
    </style:style>
    <style:style style:name="P20" style:family="paragraph" style:parent-style-name="Standard">
      <style:text-properties fo:font-size="11pt" fo:language="el" fo:country="GR" officeooo:rsid="00163db8" officeooo:paragraph-rsid="00163db8" style:font-size-asian="11pt" style:font-size-complex="11pt"/>
    </style:style>
    <style:style style:name="P21" style:family="paragraph" style:parent-style-name="Standard">
      <style:text-properties fo:font-size="11pt" fo:language="el" fo:country="GR" officeooo:rsid="001d5be7" officeooo:paragraph-rsid="001d5be7" style:font-size-asian="11pt" style:font-size-complex="11pt"/>
    </style:style>
    <style:style style:name="P22" style:family="paragraph" style:parent-style-name="Standard">
      <style:text-properties fo:font-size="11pt" fo:language="el" fo:country="GR" officeooo:rsid="0018843b" officeooo:paragraph-rsid="0018843b" style:font-size-asian="11pt" style:font-size-complex="11pt"/>
    </style:style>
    <style:style style:name="P23" style:family="paragraph" style:parent-style-name="Standard">
      <style:text-properties fo:font-size="11pt" fo:language="el" fo:country="GR" fo:font-weight="normal" officeooo:rsid="0018eec0" officeooo:paragraph-rsid="0018eec0" style:font-size-asian="11pt" style:font-weight-asian="normal" style:font-size-complex="11pt" style:font-weight-complex="normal"/>
    </style:style>
    <style:style style:name="P24" style:family="paragraph" style:parent-style-name="Standard">
      <style:text-properties fo:font-size="11pt" fo:language="el" fo:country="GR" fo:font-weight="normal" officeooo:rsid="0018eec0" officeooo:paragraph-rsid="001fd26e" style:font-size-asian="11pt" style:font-weight-asian="normal" style:font-size-complex="11pt" style:font-weight-complex="normal"/>
    </style:style>
    <style:style style:name="P25" style:family="paragraph" style:parent-style-name="Standard">
      <style:text-properties fo:font-size="11pt" fo:language="el" fo:country="GR" fo:font-weight="normal" officeooo:rsid="0018eec0" officeooo:paragraph-rsid="001f8647" style:font-size-asian="11pt" style:font-weight-asian="normal" style:font-size-complex="11pt" style:font-weight-complex="normal"/>
    </style:style>
    <style:style style:name="P26" style:family="paragraph" style:parent-style-name="Standard">
      <style:text-properties fo:font-size="11pt" fo:language="el" fo:country="GR" fo:font-weight="normal" officeooo:rsid="001bd6ae" officeooo:paragraph-rsid="001bd6ae" style:font-size-asian="11pt" style:font-weight-asian="normal" style:font-size-complex="11pt" style:font-weight-complex="normal"/>
    </style:style>
    <style:style style:name="P27" style:family="paragraph" style:parent-style-name="Standard">
      <style:text-properties fo:font-size="11pt" fo:language="el" fo:country="GR" fo:font-weight="normal" officeooo:rsid="001bd5fb" officeooo:paragraph-rsid="001bd5fb" style:font-size-asian="11pt" style:font-weight-asian="normal" style:font-size-complex="11pt" style:font-weight-complex="normal"/>
    </style:style>
    <style:style style:name="P28" style:family="paragraph" style:parent-style-name="Standard">
      <style:text-properties fo:font-size="11pt" fo:language="el" fo:country="GR" fo:font-weight="normal" officeooo:rsid="001bd5fb" officeooo:paragraph-rsid="001f8698" style:font-size-asian="11pt" style:font-weight-asian="normal" style:font-size-complex="11pt" style:font-weight-complex="normal"/>
    </style:style>
    <style:style style:name="P29" style:family="paragraph" style:parent-style-name="Standard">
      <style:text-properties fo:font-size="11pt" fo:language="el" fo:country="GR" fo:font-weight="normal" officeooo:rsid="001bd5fb" officeooo:paragraph-rsid="0023f065" style:font-size-asian="11pt" style:font-weight-asian="normal" style:font-size-complex="11pt" style:font-weight-complex="normal"/>
    </style:style>
    <style:style style:name="P30" style:family="paragraph" style:parent-style-name="Standard">
      <style:text-properties fo:font-size="11pt" fo:language="el" fo:country="GR" fo:font-weight="normal" officeooo:rsid="001bd5fb" officeooo:paragraph-rsid="00257a4c" style:font-size-asian="11pt" style:font-weight-asian="normal" style:font-size-complex="11pt" style:font-weight-complex="normal"/>
    </style:style>
    <style:style style:name="P31" style:family="paragraph" style:parent-style-name="Standard">
      <style:text-properties fo:font-size="11pt" fo:language="el" fo:country="GR" fo:font-weight="normal" officeooo:rsid="001bd5fb" officeooo:paragraph-rsid="002ae6da" style:font-size-asian="11pt" style:font-weight-asian="normal" style:font-size-complex="11pt" style:font-weight-complex="normal"/>
    </style:style>
    <style:style style:name="P32" style:family="paragraph" style:parent-style-name="Standard">
      <style:text-properties fo:font-size="11pt" fo:language="el" fo:country="GR" fo:font-weight="normal" officeooo:rsid="001e822d" officeooo:paragraph-rsid="001e822d" style:font-size-asian="11pt" style:font-weight-asian="normal" style:font-size-complex="11pt" style:font-weight-complex="normal"/>
    </style:style>
    <style:style style:name="P33" style:family="paragraph" style:parent-style-name="Standard">
      <style:text-properties fo:font-size="11pt" fo:language="el" fo:country="GR" fo:font-weight="normal" officeooo:rsid="001e822d" officeooo:paragraph-rsid="0026a75d" style:font-size-asian="11pt" style:font-weight-asian="normal" style:font-size-complex="11pt" style:font-weight-complex="normal"/>
    </style:style>
    <style:style style:name="P34" style:family="paragraph" style:parent-style-name="Standard">
      <style:text-properties fo:font-size="11pt" fo:language="el" fo:country="GR" fo:font-weight="normal" officeooo:rsid="001e822d" officeooo:paragraph-rsid="0027eb7c" style:font-size-asian="11pt" style:font-weight-asian="normal" style:font-size-complex="11pt" style:font-weight-complex="normal"/>
    </style:style>
    <style:style style:name="P35" style:family="paragraph" style:parent-style-name="Standard">
      <style:text-properties fo:font-size="11pt" fo:language="el" fo:country="GR" fo:font-weight="bold" officeooo:rsid="00133bb0" officeooo:paragraph-rsid="00133bb0" style:font-size-asian="11pt" style:font-weight-asian="bold" style:font-size-complex="11pt" style:font-weight-complex="bold"/>
    </style:style>
    <style:style style:name="P36" style:family="paragraph" style:parent-style-name="Standard">
      <style:text-properties fo:font-size="11pt" fo:language="el" fo:country="GR" fo:font-weight="bold" officeooo:rsid="0018eec0" officeooo:paragraph-rsid="0018eec0" style:font-size-asian="11pt" style:font-weight-asian="bold" style:font-size-complex="11pt" style:font-weight-complex="bold"/>
    </style:style>
    <style:style style:name="P37" style:family="paragraph" style:parent-style-name="Standard">
      <style:text-properties fo:font-size="11pt" officeooo:rsid="00133bb0" officeooo:paragraph-rsid="00133bb0" style:font-size-asian="11pt" style:font-size-complex="11pt"/>
    </style:style>
    <style:style style:name="P38" style:family="paragraph" style:parent-style-name="Standard">
      <style:text-properties fo:font-size="11pt" officeooo:rsid="00133bb0" officeooo:paragraph-rsid="0015a883" style:font-size-asian="11pt" style:font-size-complex="11pt"/>
    </style:style>
    <style:style style:name="P39" style:family="paragraph" style:parent-style-name="Standard">
      <style:text-properties fo:font-size="11pt" officeooo:rsid="00133bb0" officeooo:paragraph-rsid="0013ee68" style:font-size-asian="11pt" style:font-size-complex="11pt"/>
    </style:style>
    <style:style style:name="P40" style:family="paragraph" style:parent-style-name="Standard">
      <style:text-properties fo:font-size="11pt" officeooo:rsid="00163db8" officeooo:paragraph-rsid="00163db8" style:font-size-asian="11pt" style:font-size-complex="11pt"/>
    </style:style>
    <style:style style:name="P41" style:family="paragraph" style:parent-style-name="Standard">
      <style:text-properties fo:font-size="11pt" officeooo:rsid="00163db8" officeooo:paragraph-rsid="00181d05" style:font-size-asian="11pt" style:font-size-complex="11pt"/>
    </style:style>
    <style:style style:name="P42" style:family="paragraph" style:parent-style-name="Standard">
      <style:text-properties fo:font-size="11pt" officeooo:rsid="0018843b" officeooo:paragraph-rsid="0018843b" style:font-size-asian="11pt" style:font-size-complex="11pt"/>
    </style:style>
    <style:style style:name="P43" style:family="paragraph" style:parent-style-name="Standard">
      <style:text-properties fo:font-size="11pt" fo:font-weight="normal" officeooo:rsid="0018eec0" officeooo:paragraph-rsid="0018eec0" style:font-size-asian="11pt" style:font-weight-asian="normal" style:font-size-complex="11pt" style:font-weight-complex="normal"/>
    </style:style>
    <style:style style:name="P44" style:family="paragraph" style:parent-style-name="Standard">
      <style:text-properties fo:font-size="12pt" fo:language="el" fo:country="GR" style:text-underline-style="solid" style:text-underline-width="auto" style:text-underline-color="font-color" fo:font-weight="bold" officeooo:rsid="0018eec0" officeooo:paragraph-rsid="0018eec0" style:font-size-asian="12pt" style:font-weight-asian="bold" style:font-size-complex="12pt" style:font-weight-complex="bold"/>
    </style:style>
    <style:style style:name="P45" style:family="paragraph" style:parent-style-name="Standard">
      <style:text-properties fo:font-size="12pt" fo:language="el" fo:country="GR" fo:font-weight="bold" officeooo:rsid="001b65bc" officeooo:paragraph-rsid="001b65bc" style:font-size-asian="12pt" style:font-weight-asian="bold" style:font-size-complex="12pt" style:font-weight-complex="bold"/>
    </style:style>
    <style:style style:name="P46" style:family="paragraph" style:parent-style-name="Standard">
      <style:text-properties fo:font-weight="bold" officeooo:rsid="00133bb0" officeooo:paragraph-rsid="00133bb0" style:font-weight-asian="bold" style:font-weight-complex="bold"/>
    </style:style>
    <style:style style:name="P47"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ize="11pt" fo:language="el" fo:country="GR" fo:font-weight="normal" officeooo:rsid="001bd6ae" officeooo:paragraph-rsid="001bd6ae" style:font-size-asian="11pt" style:font-weight-asian="normal" style:font-size-complex="11pt" style:font-weight-complex="normal"/>
    </style:style>
    <style:style style:name="P48" style:family="paragraph">
      <loext:graphic-properties draw:fill-color="#ff950e"/>
      <style:paragraph-properties fo:text-align="center"/>
    </style:style>
    <style:style style:name="P49"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50" style:family="paragraph">
      <loext:graphic-properties draw:fill-color="#ff950e"/>
      <style:paragraph-properties fo:text-align="center"/>
      <style:text-properties fo:font-size="8pt" style:font-size-asian="8pt" style:font-size-complex="8pt"/>
    </style:style>
    <style:style style:name="P51" style:family="paragraph">
      <loext:graphic-properties draw:fill-color="#83ca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size="8pt" style:font-size-asian="8pt" style:font-size-complex="8pt" fo:hyphenate="false"/>
    </style:style>
    <style:style style:name="P52" style:family="paragraph">
      <loext:graphic-properties draw:fill-color="#83caff"/>
      <style:paragraph-properties fo:text-align="center"/>
      <style:text-properties fo:font-size="8pt" style:font-size-asian="8pt" style:font-size-complex="8pt"/>
    </style:style>
    <style:style style:name="P53" style:family="paragraph">
      <loext:graphic-properties draw:fill-color="#ff950e"/>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size="8pt" style:font-size-asian="8pt" style:font-size-complex="8pt" fo:hyphenate="false"/>
    </style:style>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5" style:family="paragraph">
      <loext:graphic-properties draw:fill-color="#ff950e"/>
      <style:text-properties fo:font-size="8pt" style:font-size-asian="8pt" style:font-size-complex="8pt"/>
    </style:style>
    <style:style style:name="P56" style:family="paragraph">
      <loext:graphic-properties draw:fill-color="#ffd320"/>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8pt" style:font-size-asian="8pt" style:font-size-complex="8pt" fo:hyphenate="false"/>
    </style:style>
    <style:style style:name="T1" style:family="text">
      <style:text-properties fo:language="el" fo:country="GR"/>
    </style:style>
    <style:style style:name="T2" style:family="text">
      <style:text-properties fo:language="el" fo:country="GR" officeooo:rsid="0013ad64"/>
    </style:style>
    <style:style style:name="T3" style:family="text">
      <style:text-properties fo:language="el" fo:country="GR" officeooo:rsid="0013ee68"/>
    </style:style>
    <style:style style:name="T4" style:family="text">
      <style:text-properties fo:language="el" fo:country="GR" officeooo:rsid="0015a883"/>
    </style:style>
    <style:style style:name="T5" style:family="text">
      <style:text-properties fo:language="el" fo:country="GR" officeooo:rsid="00181d05"/>
    </style:style>
    <style:style style:name="T6" style:family="text">
      <style:text-properties fo:language="el" fo:country="GR" fo:font-weight="bold" style:font-weight-asian="bold" style:font-weight-complex="bold"/>
    </style:style>
    <style:style style:name="T7" style:family="text">
      <style:text-properties fo:language="el" fo:country="GR" officeooo:rsid="002f3692"/>
    </style:style>
    <style:style style:name="T8" style:family="text">
      <style:text-properties fo:language="el" fo:country="GR" officeooo:rsid="0034cd14"/>
    </style:style>
    <style:style style:name="T9" style:family="text">
      <style:text-properties fo:language="el" fo:country="GR" style:text-underline-style="solid" style:text-underline-width="auto" style:text-underline-color="font-color"/>
    </style:style>
    <style:style style:name="T10" style:family="text">
      <style:text-properties fo:language="el" fo:country="GR" style:text-underline-style="solid" style:text-underline-width="auto" style:text-underline-color="font-color" officeooo:rsid="0013ad64"/>
    </style:style>
    <style:style style:name="T11" style:family="text">
      <style:text-properties fo:color="#0000cc" fo:language="el" fo:country="GR"/>
    </style:style>
    <style:style style:name="T12" style:family="text">
      <style:text-properties fo:color="#0000cc" fo:language="el" fo:country="GR" officeooo:rsid="0013ad64"/>
    </style:style>
    <style:style style:name="T13" style:family="text">
      <style:text-properties fo:color="#0000cc" fo:font-size="11pt" fo:language="el" fo:country="GR" style:font-size-asian="11pt" style:font-size-complex="11pt"/>
    </style:style>
    <style:style style:name="T14" style:family="text">
      <style:text-properties officeooo:rsid="001ec229"/>
    </style:style>
    <style:style style:name="T15" style:family="text">
      <style:text-properties officeooo:rsid="00257a4c"/>
    </style:style>
    <style:style style:name="T16" style:family="text">
      <style:text-properties officeooo:rsid="0027eb7c"/>
    </style:style>
    <style:style style:name="T17" style:family="text">
      <style:text-properties fo:color="#0000ff"/>
    </style:style>
    <style:style style:name="T18" style:family="text">
      <style:text-properties fo:color="#0000ff" fo:font-size="11pt" style:font-size-asian="11pt" style:font-size-complex="11pt"/>
    </style:style>
    <style:style style:name="T19" style:family="text">
      <style:text-properties officeooo:rsid="00298c20"/>
    </style:style>
    <style:style style:name="T20" style:family="text">
      <style:text-properties fo:font-weight="bold" style:font-weight-asian="bold" style:font-weight-complex="bold"/>
    </style:style>
    <style:style style:name="T21" style:family="text">
      <style:text-properties officeooo:rsid="002ae6da"/>
    </style:style>
    <style:style style:name="T22" style:family="text">
      <style:text-properties fo:font-size="11pt" style:font-size-asian="11pt" style:font-size-complex="11pt"/>
    </style:style>
    <style:style style:name="T23" style:family="text">
      <style:text-properties fo:font-size="11pt" officeooo:rsid="001d5be7" style:font-size-asian="11pt" style:font-size-complex="11pt"/>
    </style:style>
    <style:style style:name="T24" style:family="text">
      <style:text-properties fo:font-size="11pt" fo:language="el" fo:country="GR" style:font-size-asian="11pt" style:font-size-complex="11pt"/>
    </style:style>
    <style:style style:name="T25" style:family="text">
      <style:text-properties fo:font-size="11pt" fo:language="el" fo:country="GR" officeooo:rsid="0013800e" style:font-size-asian="11pt" style:font-size-complex="11pt"/>
    </style:style>
    <style:style style:name="T26" style:family="text">
      <style:text-properties officeooo:rsid="003858ef"/>
    </style:style>
    <style:style style:name="T27" style:family="text">
      <style:text-properties officeooo:rsid="003e7ff2"/>
    </style:style>
    <style:style style:name="T28"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l" fo:country="G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8pt" style:language-asian="zh" style:country-asian="CN" style:font-style-asian="normal" style:font-weight-asian="normal" style:font-name-complex="FreeSans" style:font-size-complex="8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fo:font-size="8pt" style:font-size-asian="8pt" style:font-size-complex="8pt"/>
    </style:style>
    <style:style style:name="gr1" style:family="graphic">
      <style:graphic-properties draw:fill-color="#ff950e" draw:textarea-horizontal-align="justify" draw:textarea-vertical-align="middle" draw:auto-grow-height="false" fo:min-height="0.0008in" fo:min-width="0.0311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950e" draw:textarea-horizontal-align="justify" draw:textarea-vertical-align="middle" draw:auto-grow-height="false" fo:min-height="0.5693in" fo:min-width="1.1634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83caff" draw:textarea-horizontal-align="justify" draw:textarea-vertical-align="middle" draw:auto-grow-height="false" fo:min-height="0.5472in" fo:min-width="1.8575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5209in" fo:min-width="2.0827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83caff" draw:textarea-horizontal-align="justify" draw:textarea-vertical-align="middle" draw:auto-grow-height="false" fo:min-height="0.4516in" fo:min-width="2.0827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83caff" draw:textarea-horizontal-align="justify" draw:textarea-vertical-align="middle" draw:auto-grow-height="false" fo:min-height="0.5327in" fo:min-width="2.0827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950e" draw:textarea-horizontal-align="justify" draw:textarea-vertical-align="middle" draw:auto-grow-height="false" fo:min-height="0.4575in" fo:min-width="1.3465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83caff" draw:textarea-horizontal-align="justify" draw:textarea-vertical-align="middle" draw:auto-grow-height="false" fo:min-height="0.7291in" fo:min-width="2.0827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83caff" draw:textarea-horizontal-align="justify" draw:textarea-vertical-align="middle" draw:auto-grow-height="false" fo:min-height="0.7173in" fo:min-width="2.0827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950e" draw:textarea-horizontal-align="justify" draw:textarea-vertical-align="middle" draw:auto-grow-height="false" fo:min-height="0.3547in" fo:min-width="1.4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83caff" draw:textarea-horizontal-align="justify" draw:textarea-vertical-align="middle" draw:auto-grow-height="false" fo:min-height="0.5346in" fo:min-width="1.586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83caff" draw:textarea-horizontal-align="justify" draw:textarea-vertical-align="middle" draw:auto-grow-height="false" fo:min-height="0.4862in" fo:min-width="1.712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83caff" draw:textarea-horizontal-align="justify" draw:textarea-vertical-align="middle" draw:auto-grow-height="false" fo:min-height="0.6138in" fo:min-width="2.0827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83caff" draw:textarea-horizontal-align="justify" draw:textarea-vertical-align="middle" draw:auto-grow-height="false" fo:min-height="0.498in" fo:min-width="1.7118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ffd320" draw:textarea-horizontal-align="justify" draw:textarea-vertical-align="middle" draw:auto-grow-height="false" fo:min-height="0.9319in" fo:min-width="3.4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d320" draw:textarea-horizontal-align="justify" draw:textarea-vertical-align="middle" draw:auto-grow-height="false" fo:min-height="1.2866in" fo:min-width="1.518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Θοδωρής Αντωνίου 2208, Διονύσης Μπασδάνης 2166</text:p>
      <text:p text:style-name="P14"><draw:custom-shape text:anchor-type="paragraph" draw:z-index="1" draw:style-name="gr2" draw:text-style-name="P50" svg:width="1.7803in" svg:height="0.8776in" svg:x="5.1in" svg:y="0.0839in"><text:p text:style-name="P49"><text:span text:style-name="T28"><text:s text:c="7"/></text:span><text:span text:style-name="T28">Χρησιμοποιούμε 5 mutexes και </text:span></text:p><text:p text:style-name="P49"><text:span text:style-name="T28"><text:s text:c="5"/></text:span><text:span text:style-name="T28">5 condition variables για τα προ-</text:span></text:p><text:p text:style-name="P49"><text:span text:style-name="T28"><text:s text:c="4"/></text:span><text:span text:style-name="T28">βλήματα συγχρονισμού που </text:span></text:p><text:p text:style-name="P49"><text:span text:style-name="T28"><text:s/></text:span><text:span text:style-name="T28">προκύπτουν <text:s text:c="2"/></text:span></text:p><draw:enhanced-geometry svg:viewBox="0 0 21600 21600" draw:text-areas="3000 3320 17110 17330" draw:type="cloud-callout" draw:modifiers="3967.86271450858 34125.949367088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3η εργασία Ταυτόχρονου Προγραμματισμού</text:p>
      <text:p text:style-name="P14"/>
      <text:p text:style-name="P46"><draw:custom-shape text:anchor-type="paragraph" draw:z-index="0" draw:style-name="gr1" draw:text-style-name="P48" svg:width="0.0441in" svg:height="0.0012in" svg:x="4.2319in" svg:y="0.0638in"><text:p/><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span text:style-name="T9">1η Άσκηση : </text:span><text:span text:style-name="T10">Yπολογισμός fractals (με ελεγκτή)</text:span></text:p>
      <text:p text:style-name="P6"/>
      <text:p text:style-name="P18">typedef struct{ <text:s/>pthread_cond_t *new_job; <text:s/>……….}thread_arguments;</text:p>
      <text:p text:style-name="P18">int <text:s/>sum = 0, which_ready = 0, wrks_count = 0, flag=0,main_drawing=0,ready_workers=0,main_waiting=0,worker_ready=0;</text:p>
      <text:p text:style-name="P18"/>
      <text:p text:style-name="P18">pthread_mutex_t <text:s/>mtx_init ,mtx_newjob , mtx_workers_finish, mtx_drawing, mtx_wait_workers;</text:p>
      <text:p text:style-name="P37"><text:span text:style-name="T1">pthread_cond_t init ,</text:span><text:span text:style-name="T2">test, drawng, wait_workers, wake_main</text:span><text:span text:style-name="T1">;</text:span></text:p>
      <text:p text:style-name="P6"/>
      <text:p text:style-name="P18"><text:span text:style-name="T20">int main</text:span>(int argc, char *argv[]) {</text:p>
      <text:p text:style-name="P18"><text:s text:c="2"/></text:p>
      <text:p text:style-name="P18"><text:s text:c="3"/>for (i=0; i&lt;nofslices; i++) {</text:p>
      <text:p text:style-name="P37"><text:span text:style-name="T1"><text:tab/> lock(&amp;mtx_init); <text:s text:c="2"/>args.iteration = i; pthread_create( ); </text:span><text:span text:style-name="T12">wait</text:span><text:span text:style-name="T1">(&amp;init,&amp;mtx_init); unlock(&amp;mtx_init);</text:span></text:p>
      <text:p text:style-name="P18"><text:s text:c="3"/>}</text:p>
      <text:p text:style-name="P19"><text:s text:c="3"/>while (1) {</text:p>
      <text:p text:style-name="P19"><text:tab/>lock(&amp;mtx_workers_finish);</text:p>
      <text:p text:style-name="P37"><draw:custom-shape text:anchor-type="paragraph" draw:z-index="4" draw:style-name="gr5" draw:text-style-name="P52" svg:width="2.0831in" svg:height="0.4516in" svg:x="4.9618in" svg:y="0.0102in"><text:p text:style-name="P49"><text:span text:style-name="T29">Ει</text:span><text:span text:style-name="T28">δοποιεί τους εργάτες για νέους </text:span></text:p><text:p text:style-name="P49"><text:span text:style-name="T28">υπολογισμούς</text:span></text:p><draw:enhanced-geometry svg:viewBox="0 0 21600 21600" draw:mirror-horizontal="false" draw:type="line-callout-1" draw:modifiers="-9806.4 24055.2995391705 -1800 18381.5668202765"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span text:style-name="T1"><text:tab/>if(flag==0){ <text:s/></text:span><text:span text:style-name="T12">wait</text:span><text:span text:style-name="T1">(&amp;wake_main,&amp;mtx_workers_finish); }</text:span></text:p>
      <text:p text:style-name="P18"><text:tab/>unlock(&amp;mtx_workers_finish);</text:p>
      <text:p text:style-name="P18"><text:tab/></text:p>
      <text:p text:style-name="P37"><text:span text:style-name="T1"><text:tab/>for ( i=0; </text:span><text:span text:style-name="T7">i</text:span><text:span text:style-name="T1"> &lt; nofslices; i++){ <text:s/>lock(&amp;mtx_newjob); </text:span><text:span text:style-name="T12">signal</text:span><text:span text:style-name="T1">(&amp;test); unlock(&amp;mtx_newjob); }</text:span></text:p>
      <text:p text:style-name="P18"><text:tab/>do{ </text:p>
      <text:p text:style-name="P18"><text:tab/><text:tab/>lock(&amp;mtx_wait_workers);</text:p>
      <text:p text:style-name="P37"><text:span text:style-name="T1"><text:tab/><text:tab/>if(worker_ready==NO)</text:span><text:span text:style-name="T8">{ </text:span><text:span text:style-name="T1">main_waiting = YES;</text:span><text:span text:style-name="T2"> </text:span><text:span text:style-name="T12">wait</text:span><text:span text:style-name="T1">(&amp;wait_workers,&amp;mtx_wait_workers); }</text:span></text:p>
      <text:p text:style-name="P18"><draw:custom-shape text:anchor-type="paragraph" draw:z-index="5" draw:style-name="gr5" draw:text-style-name="P51" svg:width="2.0831in" svg:height="0.4516in" svg:x="4.7362in" svg:y="0.1228in"><text:p text:style-name="P49"><text:span text:style-name="T28">Περιμένει κάποιον εργάτη να τελειώσει </text:span></text:p><text:p text:style-name="P49"><text:span text:style-name="T28">και να αρχίσει να ζωγραφίζει </text:span></text:p><draw:enhanced-geometry svg:viewBox="0 0 21600 21600" draw:mirror-horizontal="false" draw:type="line-callout-1" draw:modifiers="-5846.4 -2753.91705069124 -1800 18381.5668202765"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tab/><text:tab/>worker_ready = NO;</text:p>
      <text:p text:style-name="P18"><text:tab/><text:tab/>unlock(&amp;mtx_wait_workers);</text:p>
      <text:p text:style-name="P18"><text:tab/><text:tab/>main_waiting = NO;</text:p>
      <text:p text:style-name="P6"><text:tab/><text:tab/></text:p>
      <text:p text:style-name="P1"><text:span text:style-name="T1"><text:tab/><text:tab/></text:span><text:span text:style-name="T25">draw( );</text:span></text:p>
      <text:p text:style-name="P18"><text:tab/><text:tab/>sum++;</text:p>
      <text:p text:style-name="P18"><text:tab/><text:tab/></text:p>
      <text:p text:style-name="P18"><text:tab/><text:tab/>lock(&amp;mtx_drawing); <text:s/>ready_workers--;</text:p>
      <text:p text:style-name="P38"><text:span text:style-name="T1"><text:tab/><text:tab/>if(ready_workers&gt;0)</text:span><text:span text:style-name="T4">{ </text:span><text:span text:style-name="T11">signal</text:span><text:span text:style-name="T1">(&amp;drawing);</text:span><text:span text:style-name="T4">}</text:span></text:p>
      <text:p text:style-name="P18"><text:tab/><text:tab/>unlock(&amp;mtx_drawing);<text:tab/><text:tab/></text:p>
      <text:p text:style-name="P18"><text:tab/><text:tab/>main_drawing = NO;<text:tab/><text:tab/></text:p>
      <text:p text:style-name="P18"><text:tab/>}while(sum&lt;nofslices);</text:p>
      <text:p text:style-name="P18"><text:s text:c="2"/>}</text:p>
      <text:p text:style-name="P35"/>
      <text:p text:style-name="P18"><text:span text:style-name="T20">void thread_func</text:span>(void *args){</text:p>
      <text:p text:style-name="P18"><text:tab/> lock(&amp;mtx_init); <text:s/></text:p>
      <text:p text:style-name="P18"><draw:custom-shape text:anchor-type="paragraph" draw:z-index="2" draw:style-name="gr3" draw:text-style-name="P51" svg:width="1.8579in" svg:height="0.5476in" svg:x="4.2063in" svg:y="0.0728in"><text:p text:style-name="P49"><text:span text:style-name="T29">Αφού </text:span><text:span text:style-name="T28">αρχικοποιηθεί ένα thread ξυπνάει</text:span></text:p><text:p text:style-name="P49"><text:span text:style-name="T28"><text:s/></text:span><text:span text:style-name="T28">το επόμενο</text:span></text:p><draw:enhanced-geometry svg:viewBox="0 0 21600 21600" draw:mirror-horizontal="false" draw:type="line-callout-1" draw:modifiers="-28953.3632286995 15522.433460076 -2017.93721973094 15166.539923954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tab/>arguments = (thread_arguments*)args;</text:p>
      <text:p text:style-name="P6"><text:tab/><text:span text:style-name="T22">iteration = arguments-&gt;iteration;</text:span></text:p>
      <text:p text:style-name="P1"><text:span text:style-name="T1"><text:tab/></text:span><text:span text:style-name="T13">signal</text:span><text:span text:style-name="T24">(&amp;init);</text:span></text:p>
      <text:p text:style-name="P18"><text:tab/> unlock(&amp;mtx_init);</text:p>
      <text:p text:style-name="P18"><text:tab/>while(1){</text:p>
      <text:p text:style-name="P18"><text:tab/><text:tab/> lock(&amp;mtx_newjob);</text:p>
      <text:p text:style-name="P18"><draw:custom-shape text:anchor-type="paragraph" draw:z-index="3" draw:style-name="gr4" draw:text-style-name="P51" svg:width="2.0831in" svg:height="0.5213in" svg:x="4.6492in" svg:y="0.0252in"><text:p text:style-name="P49"><text:span text:style-name="T28">Όταν αρχικοιηθεί και ο τελευταίος </text:span></text:p><text:p text:style-name="P49"><text:span text:style-name="T28">ειδοποιεί την main αν περιμένει </text:span></text:p><draw:enhanced-geometry svg:viewBox="0 0 21600 21600" draw:mirror-horizontal="false" draw:type="line-callout-1" draw:modifiers="-10620 20133.155792277 -1800 15933.9547270306"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tab/><text:tab/>wrks_count++; flag=0;</text:p>
      <text:p text:style-name="P18"><text:tab/><text:tab/>if(wrks_count == arguments-&gt;n){</text:p>
      <text:p text:style-name="P18"><text:tab/><text:tab/><text:tab/> lock(&amp;mtx_workers_finish);</text:p>
      <text:p text:style-name="P37"><text:span text:style-name="T1"><text:tab/><text:tab/><text:tab/>wrks_count=0; </text:span><text:span text:style-name="T11">signal</text:span><text:span text:style-name="T1">(&amp;wake_main); flag=1;</text:span></text:p>
      <text:p text:style-name="P18"><text:tab/><text:tab/><text:tab/> unlock(&amp;mtx_workers_finish);</text:p>
      <text:p text:style-name="P18"><text:tab/><text:tab/>}</text:p>
      <text:p text:style-name="P37"><text:span text:style-name="T11"><text:tab/><text:tab/>wait</text:span><text:span text:style-name="T1">(&amp;test,&amp;mtx_newjob);<text:tab/><text:tab/></text:span></text:p>
      <text:p text:style-name="P18"><text:tab/><text:tab/> unlock(&amp;mtx_newjob);</text:p>
      <text:p text:style-name="P18"><text:soft-page-break/></text:p>
      <text:p text:style-name="P18"><text:tab/><text:tab/>slices = arguments-&gt;slices_thr; res = arguments-&gt;res_thr; mandel_Calc( );</text:p>
      <text:p text:style-name="P18"/>
      <text:p text:style-name="P18"><text:tab/><text:tab/>lock(&amp;mtx_drawing);</text:p>
      <text:p text:style-name="P18"><text:tab/><text:tab/>ready_workers++;</text:p>
      <text:p text:style-name="P39"><text:span text:style-name="T1"><text:tab/><text:tab/>if(main_drawing==YES)</text:span><text:span text:style-name="T3">{ </text:span><text:span text:style-name="T11">wait</text:span><text:span text:style-name="T1">(&amp;drawing,&amp;mtx_drawing);</text:span><text:span text:style-name="T3">}</text:span></text:p>
      <text:p text:style-name="P18"><draw:custom-shape text:anchor-type="paragraph" draw:z-index="6" draw:style-name="gr6" draw:text-style-name="P51" svg:width="2.0831in" svg:height="0.5331in" svg:x="4.5016in" svg:y="0.1098in"><text:p text:style-name="P49"><text:span text:style-name="T28">Περιμένει όσο η main ζωγραφίζει </text:span></text:p><text:p text:style-name="P49"><text:span text:style-name="T28">κάποιο άλλο κομμάτι</text:span></text:p><draw:enhanced-geometry svg:viewBox="0 0 21600 21600" draw:mirror-horizontal="false" draw:type="line-callout-1" draw:modifiers="-16790.4 -3740.625 -1800 15609.375"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tab/><text:tab/>unlock(&amp;mtx_drawing);</text:p>
      <text:p text:style-name="P6"><text:tab/><text:tab/></text:p>
      <text:p text:style-name="P6"><text:tab/><text:tab/><text:span text:style-name="T22">which_ready = iteration;</text:span></text:p>
      <text:p text:style-name="P18"><text:tab/><text:tab/>main_drawing = YES;</text:p>
      <text:p text:style-name="P18"><text:tab/><text:tab/></text:p>
      <text:p text:style-name="P18"><text:tab/><text:tab/>lock(&amp;mtx_wait_workers);</text:p>
      <text:p text:style-name="P18"><text:tab/><text:tab/>worker_ready = YES;</text:p>
      <text:p text:style-name="P37"><text:span text:style-name="T1"><text:tab/><text:tab/>if(main_waiting==YES) </text:span><text:span text:style-name="T3">{ </text:span><text:span text:style-name="T11">signal</text:span><text:span text:style-name="T1">(&amp;wait_workers);</text:span><text:span text:style-name="T3">}</text:span></text:p>
      <text:p text:style-name="P18"><text:tab/><text:tab/>unlock(&amp;mtx_wait_workers);<text:tab/></text:p>
      <text:p text:style-name="P18"><text:tab/>}</text:p>
      <text:p text:style-name="P18"><draw:custom-shape text:anchor-type="paragraph" draw:z-index="7" draw:style-name="gr7" draw:text-style-name="P53" svg:width="2.0606in" svg:height="0.7059in" svg:x="3.7374in" svg:y="0.1272in"><text:p text:style-name="P49"><text:span text:style-name="T29">Χρη</text:span><text:span text:style-name="T28">σιμοποιούμε 2 mutexes και</text:span></text:p><text:p text:style-name="P49"><text:span text:style-name="T28"><text:s/></text:span><text:span text:style-name="T28">3 condition variables </text:span></text:p><text:p text:style-name="P49"><text:span text:style-name="T28"/></text:p><draw:enhanced-geometry svg:viewBox="0 0 21600 21600" draw:text-areas="3000 3320 17110 17330" draw:type="cloud-callout" draw:modifiers="-13820.2156334232 27589.380530973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p text:style-name="P1"/>
      <text:p text:style-name="P17"><text:span text:style-name="T20">2η Άσκηση : </text:span><text:span text:style-name="T6">Στενή</text:span><text:span text:style-name="T20"> </text:span><text:span text:style-name="T6">γέφυρα ( με ελεγκτή)</text:span></text:p>
      <text:p text:style-name="P7"/>
      <text:p text:style-name="P20">pthread_mutex_t mtx_init ,<text:span text:style-name="T19">mtx</text:span></text:p>
      <text:p text:style-name="P20">pthread_cond_t init,blq, rdq;</text:p>
      <text:p text:style-name="P20">volatile int reds=0,blues=0,rw=0,bw=0,counter=0;</text:p>
      <text:p text:style-name="P20"/>
      <text:p text:style-name="P20"><text:span text:style-name="T20">int main</text:span>(int argc, char* argv[]){</text:p>
      <text:p text:style-name="P20"><text:tab/>while(i&lt;N){</text:p>
      <text:p text:style-name="P20"><text:tab/><text:tab/> lock(&amp;mtx_init);</text:p>
      <text:p text:style-name="P20"><text:tab/><text:tab/>pthread_create( <text:span text:style-name="T16">)</text:span>; <text:s text:c="2"/>i++;</text:p>
      <text:p text:style-name="P40"><text:span text:style-name="T1"><text:tab/><text:tab/></text:span><text:span text:style-name="T11">wait</text:span><text:span text:style-name="T1">(&amp;init,&amp;mtx_init);</text:span></text:p>
      <text:p text:style-name="P20"><text:tab/><text:tab/> unlock(&amp;mtx_init);</text:p>
      <text:p text:style-name="P20"><text:tab/>}</text:p>
      <text:p text:style-name="P20"><text:tab/>for(i=0;i&lt;N;i++){ <text:s/>res = pthread_join( ); }</text:p>
      <text:p text:style-name="P20"><text:tab/>return 0;</text:p>
      <text:p text:style-name="P20">}</text:p>
      <text:p text:style-name="P5"/>
      <text:p text:style-name="P20"><draw:custom-shape text:anchor-type="paragraph" draw:z-index="8" draw:style-name="gr8" draw:text-style-name="P52" svg:width="2.0831in" svg:height="0.7295in" svg:x="3.5181in" svg:y="0.0228in"><text:p text:style-name="P49"><text:span text:style-name="T28">Χρησιμοποιούμε αυτό το condition </text:span></text:p><text:p text:style-name="P49"><text:span text:style-name="T28">variable για να φτάσουν στην </text:span></text:p><text:p text:style-name="P49"><text:span text:style-name="T28">γέφυρα με τη σειρά που τα δίνουμε</text:span></text:p><text:p text:style-name="P49"><text:span text:style-name="T28">στην είσοδο</text:span></text:p><draw:enhanced-geometry svg:viewBox="0 0 21600 21600" draw:mirror-horizontal="false" draw:type="line-callout-1" draw:modifiers="-21600 17140.2473834443 -1800 11385.7278782112"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span text:style-name="T20">void cars</text:span>(void* car_thr){</text:p>
      <text:p text:style-name="P20"><text:tab/> lock(&amp;mtx_init); <text:s/></text:p>
      <text:p text:style-name="P20"><text:tab/>car = (car_args*)car_thr;</text:p>
      <text:p text:style-name="P40"><text:span text:style-name="T1"><text:tab/></text:span><text:span text:style-name="T11">signal</text:span><text:span text:style-name="T1">(&amp;init);</text:span></text:p>
      <text:p text:style-name="P20"><text:tab/> unlock(&amp;mtx_init);</text:p>
      <text:p text:style-name="P20"><text:tab/></text:p>
      <text:p text:style-name="P20"><text:tab/> lock(&amp;mtx);</text:p>
      <text:p text:style-name="P20"><text:tab/>if(car-&gt;colour == 'b'){</text:p>
      <text:p text:style-name="P20"><text:tab/><text:tab/>if(reds&gt;0 || (counter &gt;= LIMIT &amp;&amp; rw&gt;0) || blues == MAXCARS){</text:p>
      <text:p text:style-name="P16"><text:span text:style-name="T1"><text:tab/><text:tab/><text:tab/></text:span><text:span text:style-name="T24">bw++; <text:s/></text:span><text:span text:style-name="T13">wait</text:span><text:span text:style-name="T24">(&amp;blq,&amp;mtx); <text:s/>unlock(&amp;mtx);</text:span></text:p>
      <text:p text:style-name="P20"><text:tab/><text:tab/><text:tab/>if(bw&gt;0 &amp;&amp; (counter&lt;LIMIT-1 || rw==0) &amp;&amp; blues &lt; MAXCARS-1){</text:p>
      <text:p text:style-name="P40"><text:span text:style-name="T1"><text:tab/><text:tab/><text:tab/><text:tab/>bw--; blues++; </text:span><text:span text:style-name="T11">signal</text:span><text:span text:style-name="T1">(&amp;blq); <text:s/>unlock(&amp;mtx);</text:span></text:p>
      <text:p text:style-name="P20"><text:tab/><text:tab/><text:tab/>}</text:p>
      <text:p text:style-name="P41"><draw:custom-shape text:anchor-type="paragraph" draw:z-index="9" draw:style-name="gr9" draw:text-style-name="P52" svg:width="2.0831in" svg:height="0.7177in" svg:x="4.2472in" svg:y="0.0146in"><text:p text:style-name="P49"><text:span text:style-name="T28">Οι μεταβλητές blq, rdp είναι</text:span></text:p><text:p text:style-name="P49"><text:span text:style-name="T28">για τις ουρές των κόκκινων και </text:span></text:p><text:p text:style-name="P49"><text:span text:style-name="T28">μπλε αυτοκινήτων</text:span></text:p><draw:enhanced-geometry svg:viewBox="0 0 21600 21600" draw:mirror-horizontal="false" draw:type="line-callout-1" draw:modifiers="-6955.2 3843.71373307543 -1800 11593.8104448743"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span text:style-name="T1"><text:tab/><text:tab/><text:tab/>else</text:span><text:span text:style-name="T5">{ <text:s/></text:span><text:span text:style-name="T1"><text:s/>unlock(&amp;mtx);</text:span><text:span text:style-name="T5">}</text:span></text:p>
      <text:p text:style-name="P20"><text:tab/><text:tab/><text:tab/>counter++;</text:p>
      <text:p text:style-name="P20"><text:tab/><text:tab/>}</text:p>
      <text:p text:style-name="P20"><text:tab/><text:tab/>else{ blues++; counter++; unlock(&amp;mtx); }<text:tab/><text:tab/></text:p>
      <text:p text:style-name="P20"><text:tab/>}</text:p>
      <text:p text:style-name="P8"><draw:custom-shape text:anchor-type="paragraph" draw:z-index="11" draw:style-name="gr11" draw:text-style-name="P51" svg:width="1.587in" svg:height="0.535in" svg:x="2.3382in" svg:y="0.0945in"><text:p text:style-name="P49"><text:span text:style-name="T28">Εδώ ξεκινάει η έξοδος από την </text:span></text:p><text:p text:style-name="P49"><text:span text:style-name="T28">γέφυρα</text:span></text:p><draw:enhanced-geometry svg:viewBox="0 0 21600 21600" draw:mirror-horizontal="false" draw:type="line-callout-1" draw:modifiers="-11792.125984252 7003.89105058366 -2362.20472440945 15520.622568093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tab/><text:span text:style-name="T23">sleep(car-&gt;time);</text:span></text:p>
      <text:p text:style-name="P21"><text:tab/>lock(&amp;mtx);</text:p>
      <text:p text:style-name="P21"><text:tab/>if(car-&gt;colour == 'b'){</text:p>
      <text:p text:style-name="P21"><text:soft-page-break/><text:tab/><text:tab/>blues--;</text:p>
      <text:p text:style-name="P21"><text:tab/><text:tab/>if(blues==0){</text:p>
      <text:p text:style-name="P21"><text:tab/><text:tab/><text:tab/>if(rw&gt;0){ rw--;reds++;counter=0; <text:span text:style-name="T17">signal</text:span>(&amp;rdq); unlock(&amp;mtx); }</text:p>
      <text:p text:style-name="P21"><text:tab/><text:tab/><text:tab/>else if(bw&gt;0){ bw--; blues++; counter = 0; <text:span text:style-name="T17">signal</text:span>(&amp;blq); unlock(&amp;mtx); }</text:p>
      <text:p text:style-name="P21"><text:tab/><text:tab/>}</text:p>
      <text:p text:style-name="P21"><text:tab/><text:tab/>else if(bw&gt;0 &amp;&amp; counter&lt;LIMIT-1){ bw--; blues++; <text:span text:style-name="T17">signal</text:span>(&amp;blq); unlock(&amp;mtx); }</text:p>
      <text:p text:style-name="P21"><draw:custom-shape text:anchor-type="paragraph" draw:z-index="10" draw:style-name="gr10" draw:text-style-name="P55" svg:width="3.6016in" svg:height="0.8795in" svg:x="2.0937in" svg:y="0.0366in"><text:p text:style-name="P54"><text:span text:style-name="T28">Ο κώδικας για τα κόκκινα αυτοκίνητα είναιεντελώς</text:span></text:p><text:p text:style-name="P54"><text:span text:style-name="T28"><text:s text:c="33"/></text:span><text:span text:style-name="T28">συμμετρικός</text:span></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text:tab/><text:tab/>else{ unlock(&amp;mtx);}</text:p>
      <text:p text:style-name="P21"><text:tab/>}</text:p>
      <text:p text:style-name="P20">}</text:p>
      <text:p text:style-name="P7"/>
      <text:p text:style-name="P15"/>
      <text:p text:style-name="P15">3η Άσκηση : Τρενάκι (με ελεγκτή)</text:p>
      <text:p text:style-name="P9"/>
      <text:p text:style-name="P22">pthread_mutex_t mtx_c;</text:p>
      <text:p text:style-name="P22">pthread_cond_t train_wt, psng_q, in_the_train, m;</text:p>
      <text:p text:style-name="P22">volatile int p_counter=0,flag_tr_wt = <text:span text:style-name="T14">NO</text:span>,get_on_train = <text:span text:style-name="T27">ΝΟ</text:span>,psngs_waiting = 0,fl=0;</text:p>
      <text:p text:style-name="P22"/>
      <text:p text:style-name="P22"><text:span text:style-name="T20">int main </text:span>(int argc,char *argv[]){<text:tab/></text:p>
      <text:p text:style-name="P22"><text:tab/>pthread_create( ); <text:s/>for( i = 0; <text:span text:style-name="T16">i</text:span> &lt; passengers; i++ ) { pthread_create( ); }</text:p>
      <text:p text:style-name="P22"><text:tab/>pthread_join( ); <text:s/>for( <text:span text:style-name="T19">i</text:span> = 0; <text:span text:style-name="T19">i</text:span> &lt; passengers; i++){ pthread_join( ); }</text:p>
      <text:p text:style-name="P22"><draw:custom-shape text:anchor-type="paragraph" draw:z-index="12" draw:style-name="gr12" draw:text-style-name="P51" svg:width="1.713in" svg:height="0.4862in" svg:x="3.7264in" svg:y="0.152in"><text:p text:style-name="P49"><text:span text:style-name="T28">Το τρένο είναι έτοιμο να ξεκινήσει,</text:span></text:p><text:p text:style-name="P49"><text:span text:style-name="T28">ξυπνάει την ουρά των επιβατών</text:span></text:p><draw:enhanced-geometry svg:viewBox="0 0 21600 21600" draw:mirror-horizontal="false" draw:type="line-callout-1" draw:modifiers="-10953.2225374949 30258.487874465 -2188.89339278476 17070.4707560628"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tab/>return 0;</text:p>
      <text:p text:style-name="P22">}</text:p>
      <text:p text:style-name="P22"><text:span text:style-name="T20">void train_f </text:span>(void *args_t){</text:p>
      <text:p text:style-name="P22"><text:tab/>while(1){</text:p>
      <text:p text:style-name="P22"><text:tab/><text:tab/>lock(&amp;mtx_c);</text:p>
      <text:p text:style-name="P42"><text:span text:style-name="T1"><text:tab/><text:tab/>if( psngs_waiting &gt; 0 ) { <text:s/></text:span><text:span text:style-name="T11">signal</text:span><text:span text:style-name="T1">(&amp;psng_q); }</text:span></text:p>
      <text:p text:style-name="P22"><text:tab/><text:tab/>psngs_waiting--; <text:s/>get_on_train = YES; unlock(&amp;mtx_c);</text:p>
      <text:p text:style-name="P22"><text:tab/><text:tab/></text:p>
      <text:p text:style-name="P22"><text:tab/><text:tab/>flag_tr_wt = YES;</text:p>
      <text:p text:style-name="P22"><text:tab/><text:tab/>lock(&amp;mtx_c);</text:p>
      <text:p text:style-name="P42"><text:span text:style-name="T1"><text:tab/><text:tab/>if(flag_tr_wt == YES){ <text:s/></text:span><text:span text:style-name="T11">wait</text:span><text:span text:style-name="T1">(&amp;train_wt,&amp;mtx_c); }</text:span></text:p>
      <text:p text:style-name="P22"><draw:custom-shape text:anchor-type="paragraph" draw:z-index="13" draw:style-name="gr13" draw:text-style-name="P52" svg:width="2.0831in" svg:height="0.6142in" svg:x="3.7264in" svg:y="0.1291in"><text:p text:style-name="P49"><text:span text:style-name="T28">Περιμένει να επιβιβαστούν όλοι</text:span></text:p><text:p text:style-name="P49"><text:span text:style-name="T28">οι επιβάτες για να ξεκινήσει τη</text:span></text:p><text:p text:style-name="P49"><text:span text:style-name="T28">διαδρομή</text:span></text:p><draw:enhanced-geometry svg:viewBox="0 0 21600 21600" draw:mirror-horizontal="false" draw:type="line-callout-1" draw:modifiers="-10555.2 -4051.52542372881 -1800 13521.355932203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 <text:tab/><text:tab/>unlock(&amp;mtx_c);</text:p>
      <text:p text:style-name="P22"><text:tab/><text:tab/>sleep(1); p_counter--;</text:p>
      <text:p text:style-name="P42"><text:span text:style-name="T1"><text:tab/><text:tab/>lock(&amp;mtx_c); </text:span><text:span text:style-name="T11">signal</text:span><text:span text:style-name="T1">(&amp;in_the_train);<text:tab/><text:tab/></text:span></text:p>
      <text:p text:style-name="P2"><text:span text:style-name="T1"><text:tab/><text:tab/></text:span><text:span text:style-name="T24">if(fl==0){ <text:s/></text:span><text:span text:style-name="T13">wait</text:span><text:span text:style-name="T24">(&amp;m,&amp;mtx_c); }</text:span></text:p>
      <text:p text:style-name="P22"><text:tab/><text:tab/>fl=0; unlock(&amp;mtx_c);</text:p>
      <text:p text:style-name="P22"><text:tab/>}</text:p>
      <text:p text:style-name="P22">}</text:p>
      <text:p text:style-name="P22"><text:span text:style-name="T20">void psngs_f </text:span>(void *args_p) {</text:p>
      <text:p text:style-name="P22"><text:tab/>lock(&amp;mtx_c);</text:p>
      <text:p text:style-name="P42"><text:span text:style-name="T1"><text:tab/>if(get_on_train==NO){ <text:s/>psngs_waiting++; </text:span><text:span text:style-name="T11">wait</text:span><text:span text:style-name="T1">(&amp;psng_q,&amp;mtx_c); }</text:span></text:p>
      <text:p text:style-name="P22"><text:tab/>p_counter++;<text:tab/></text:p>
      <text:p text:style-name="P22"><text:tab/>if(p_counter==SIZE){</text:p>
      <text:p text:style-name="P42"><text:span text:style-name="T1"><text:tab/><text:tab/>flag_tr_wt = NO; <text:s/>get_on_train=NO; </text:span><text:span text:style-name="T11">signal</text:span><text:span text:style-name="T1">(&amp;train_wt); unlock(&amp;mtx_c);</text:span></text:p>
      <text:p text:style-name="P22"><text:tab/>}</text:p>
      <text:p text:style-name="P42"><text:span text:style-name="T1"><text:tab/>else{ </text:span><text:span text:style-name="T11">signal</text:span><text:span text:style-name="T1">(&amp;psng_q); unlock(&amp;mtx_c); }</text:span></text:p>
      <text:p text:style-name="P42"><text:span text:style-name="T1"><text:tab/></text:span><text:span text:style-name="T11">wait</text:span><text:span text:style-name="T1">(&amp;in_the_train,&amp;mtx_c); unlock(&amp;mtx_c);</text:span></text:p>
      <text:p text:style-name="P22"><text:tab/>if(p_counter&gt;0){<text:tab/><text:tab/></text:p>
      <text:p text:style-name="P22"><text:tab/><text:tab/>p_counter--;</text:p>
      <text:p text:style-name="P42"><text:span text:style-name="T1"><text:tab/><text:tab/>lock(&amp;mtx_c); </text:span><text:span text:style-name="T11">signal</text:span><text:span text:style-name="T1">(&amp;in_the_train); unlock(&amp;mtx_c);</text:span></text:p>
      <text:p text:style-name="P22"><draw:custom-shape text:anchor-type="paragraph" draw:z-index="14" draw:style-name="gr14" draw:text-style-name="P51" svg:width="1.7122in" svg:height="0.498in" svg:x="3.5417in" svg:y="0.1547in"><text:p text:style-name="P49"><text:span text:style-name="T28">Βγήκαν όλοι οι επιβάτες, το τρένο</text:span></text:p><text:p text:style-name="P49"><text:span text:style-name="T28">μπορεί να επιστρέψει στην αρχή</text:span></text:p><draw:enhanced-geometry svg:viewBox="0 0 21600 21600" draw:mirror-horizontal="false" draw:type="line-callout-1" draw:modifiers="-18832.1167883212 3068.52367688022 -2189.78102189781 16696.3788300836"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tab/>}</text:p>
      <text:p text:style-name="P42"><text:span text:style-name="T1"><text:tab/>else{ fl=1; </text:span><text:span text:style-name="T11">signal</text:span><text:span text:style-name="T1">(&amp;m); }</text:span></text:p>
      <text:p text:style-name="P22">}</text:p>
      <text:p text:style-name="P22"/>
      <text:p text:style-name="P44"/>
      <text:p text:style-name="P44"/>
      <text:p text:style-name="P44"><text:soft-page-break/></text:p>
      <text:p text:style-name="P44">4η Άσκηση : Συγχρονισμός στο πνεύμα των conditional critical regions</text:p>
      <text:p text:style-name="P23"><draw:custom-shape text:anchor-type="paragraph" draw:z-index="15" draw:style-name="gr15" draw:text-style-name="P56" svg:width="3.7177in" svg:height="1.2421in" svg:x="2.2091in" svg:y="0.0354in"><text:p text:style-name="P54"><text:span text:style-name="T28"><text:s text:c="2"/></text:span><text:span text:style-name="T28">Για την υλοποίηση της κρίσιμης περιοχής χρησιμοποιούμε την ιδέα</text:span></text:p><text:p text:style-name="P54"><text:span text:style-name="T28"><text:s text:c="2"/></text:span><text:span text:style-name="T28">με τις δύο ούρες, όπου κάθε νήμα που μπλοκάρεται στην συνθήκη</text:span></text:p><text:p text:style-name="P54"><text:span text:style-name="T28"><text:s text:c="2"/></text:span><text:span text:style-name="T28">εισόδου ,περνάει αρχικά απο την πρώτη ουρά και μετά από την </text:span></text:p><text:p text:style-name="P54"><text:span text:style-name="T28"><text:s text:c="2"/></text:span><text:span text:style-name="T28">δεύτερη.Όταν ένα νήμα εξέρχεται από το ΚΤ ξυπνάει το πρώτο νήμα</text:span></text:p><text:p text:style-name="P54"><text:span text:style-name="T28"><text:s text:c="2"/></text:span><text:span text:style-name="T28">που περιμένει στην πρώτη ουρά ή όταν αυτή είναι κενή το πρώτο </text:span></text:p><text:p text:style-name="P54"><text:span text:style-name="T28"><text:s text:c="3"/></text:span><text:span text:style-name="T28">νήμα που περομένει στην δεύτερη ουρά.Εμείς χρησιμοποι-</text:span></text:p><text:p text:style-name="P54"><text:span text:style-name="T28">ούμε και μια τρίτη ουρά πριν την δεύτερη για τον αμοιβαίο αποκλεισμό </text:span></text:p><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left $0" draw:handle-range-y-minimum="0" draw:handle-range-y-maximum="5400"/></draw:enhanced-geometry></draw:custom-shape></text:p>
      <text:p text:style-name="P26">typedef struct {</text:p>
      <text:p text:style-name="P26"><text:tab/>int <text:span text:style-name="T21">q0_c, </text:span>q1_c, <text:span text:style-name="T21">q2_c</text:span>;</text:p>
      <text:p text:style-name="P26"><text:tab/>pthread_mutex_t mtx;</text:p>
      <text:p text:style-name="P26"><text:tab/>pthread_cond_t q0,<text:span text:style-name="T21">q1,q2</text:span>;</text:p>
      <text:p text:style-name="P26">} <text:s/><text:span text:style-name="T26">ccr</text:span> ;</text:p>
      <text:p text:style-name="P26"/>
      <text:p text:style-name="P47">CCR_DECLARE(label) <text:span text:style-name="T26">ccr</text:span> label;</text:p>
      <text:p text:style-name="P26">CCR_INIT(label) { <text:s/>pthread_mutex_init(&amp;label.mtx,NULL); <text:s/>label.q1_c = 0;label.q2_c = 0;label.q0_c = 0; }</text:p>
      <text:p text:style-name="P26">CCR_EXEC(label,cond,body) { <text:s text:c="9"/></text:p>
      <text:p text:style-name="P26"><text:tab/><text:tab/>lock(&amp;label.mtx); <text:s text:c="11"/></text:p>
      <text:p text:style-name="P26"><text:tab/><text:tab/>if(label.q2_c&gt;0){ label.q0_c++; <text:s text:c="2"/><text:span text:style-name="T17">wait</text:span>(&amp;label.q0,&amp;label.mtx); }<text:tab/><text:tab/><text:tab/><text:tab/><text:tab/><text:tab/><text:tab/><text:tab/> <text:s text:c="25"/></text:p>
      <text:p text:style-name="P26"><text:tab/><text:tab/>while(!(cond)){ <text:s text:c="42"/></text:p>
      <text:p text:style-name="P26"><text:tab/><text:tab/><text:tab/>label.q1_c++; <text:s text:c="40"/></text:p>
      <text:p text:style-name="P26"><text:tab/><text:tab/><text:tab/>if ( label.q2_c &gt; 0 ) { <text:s/>label.q2_c--; <text:s/><text:span text:style-name="T17">signal</text:span>(&amp;label.q2); }<text:tab/><text:tab/> <text:s text:c="46"/></text:p>
      <text:p text:style-name="P26"><text:tab/><text:tab/><text:tab/>else if ( label.q0_c &gt; 0) { <text:s/>label.q0_c--; <text:s/><text:span text:style-name="T17">signal</text:span>(&amp;label.q0); <text:s/>}<text:tab/><text:tab/><text:tab/><text:tab/> <text:s text:c="11"/><text:span text:style-name="T17">wait</text:span>(&amp;label.q1,&amp;label.mtx); <text:s text:c="14"/></text:p>
      <text:p text:style-name="P26"><text:tab/><text:tab/><text:tab/> if(label.q1_c&gt;0){ <text:s text:c="37"/></text:p>
      <text:p text:style-name="P26"><text:tab/><text:tab/><text:tab/><text:tab/>label.q1_c--; <text:s/><text:span text:style-name="T17">signal</text:span>(&amp;label.q1); <text:s text:c="19"/></text:p>
      <text:p text:style-name="P26"><text:tab/><text:tab/><text:tab/><text:tab/>label.q2_c++; <text:s/><text:span text:style-name="T17">wait</text:span>(&amp;label.q2,&amp;label.mtx); <text:s text:c="10"/></text:p>
      <text:p text:style-name="P26"><text:tab/><text:tab/><text:tab/>}<text:tab/> <text:s text:c="50"/></text:p>
      <text:p text:style-name="P26"><text:tab/><text:tab/><text:tab/>else if(label.q2_c&gt;0){ <text:s text:c="32"/></text:p>
      <text:p text:style-name="P26"><text:tab/><text:tab/><text:tab/><text:tab/><text:span text:style-name="T17">signal</text:span>(&amp;label.q2); <text:s text:c="19"/></text:p>
      <text:p text:style-name="P26"><text:tab/><text:tab/><text:tab/><text:tab/><text:span text:style-name="T17">wait</text:span>(&amp;label.q2,&amp;label.mtx); <text:s text:c="10"/></text:p>
      <text:p text:style-name="P26"><draw:custom-shape text:anchor-type="paragraph" draw:z-index="16" draw:style-name="gr16" draw:text-style-name="P56" svg:width="1.9469in" svg:height="1.715in" svg:x="5.2299in" svg:y="0.128in"><text:p text:style-name="P54"><text:span text:style-name="T28">Για τις παρακάτω ασκήσεις; </text:span></text:p><text:p text:style-name="P54"><text:span text:style-name="T28">Fractals, στενή γέφυρα και </text:span></text:p><text:p text:style-name="P54"><text:span text:style-name="T28">τρένο ουσιαστικά αντικαταστή-</text:span></text:p><text:p text:style-name="P54"><text:span text:style-name="T28">σαμε στην υλοποιήση με σημα-</text:span></text:p><text:p text:style-name="P54"><text:span text:style-name="T28">τοφόρους τα σημεία που κάναμε</text:span></text:p><text:p text:style-name="P54"><text:span text:style-name="T28">up και down με την μακροεντολή</text:span></text:p><text:p text:style-name="P54"><text:span text:style-name="T28">CCR_EXEC με κατάλληλες </text:span></text:p><text:p text:style-name="P54"><text:span text:style-name="T28">παραμέτρους</text:span></text:p><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left $0" draw:handle-range-y-minimum="0" draw:handle-range-y-maximum="5400"/></draw:enhanced-geometry></draw:custom-shape><text:tab/><text:tab/><text:tab/>} <text:s text:c="53"/></text:p>
      <text:p text:style-name="P26"><text:tab/><text:tab/>}<text:tab/><text:tab/><text:tab/><text:tab/><text:tab/><text:tab/><text:tab/><text:tab/><text:tab/><text:tab/><text:tab/> <text:s text:c="35"/></text:p>
      <text:p text:style-name="P12"><text:span text:style-name="T22"><text:tab/><text:tab/>body <text:s text:c="28"/></text:span><text:s text:c="22"/></text:p>
      <text:p text:style-name="P12"><text:tab/><text:tab/><text:span text:style-name="T22">if ( label.q1_c &gt; 0) { <text:s/>label.q1_c--; <text:s/></text:span><text:span text:style-name="T18">signal</text:span><text:span text:style-name="T22">(&amp;label.q1); <text:s/>} <text:s text:c="53"/></text:span></text:p>
      <text:p text:style-name="P26"><text:tab/><text:tab/>else if ( label.q2_c &gt; 0 ) { <text:s/>label.q2_c--; <text:s/><text:span text:style-name="T17">signal</text:span>(&amp;label.q2); } <text:s text:c="53"/></text:p>
      <text:p text:style-name="P12"><text:span text:style-name="T22"><text:tab/><text:tab/>else if ( label.q0_c &gt; 0 ) { <text:s/>label.q0_c--; <text:s/></text:span><text:span text:style-name="T18">signal</text:span><text:span text:style-name="T22">(&amp;label.q0); } <text:s text:c="2"/></text:span><text:s text:c="51"/></text:p>
      <text:p text:style-name="P26"><text:tab/><text:tab/>unlock(&amp;label.mtx); <text:s text:c="21"/></text:p>
      <text:p text:style-name="P26">}</text:p>
      <text:p text:style-name="P45">a) Fractals</text:p>
      <text:p text:style-name="P23"/>
      <text:p text:style-name="P23">volatile int <text:s/>sum = 0, which_ready = 0,flag_init=0,flag_r1=1,flag_r2=0;</text:p>
      <text:p text:style-name="P23">CCR_DECLARE(init) CCR_DECLARE(new_job) CCR_DECLARE(r1) CCR_DECLARE(r2)</text:p>
      <text:p text:style-name="P23"/>
      <text:p text:style-name="P23"><text:span text:style-name="T20">int main </text:span>(int argc, char *argv[]) {</text:p>
      <text:p text:style-name="P23"><text:s text:c="5"/>CCR_INIT(init) CCR_INIT(new_job) CCR_INIT(r1) CCR_INIT(r2)</text:p>
      <text:p text:style-name="P23"><text:s text:c="2"/></text:p>
      <text:p text:style-name="P23"><text:s text:c="2"/>for (i=0; i&lt;nofslices; i++) {</text:p>
      <text:p text:style-name="P23"><text:tab/>args.iteration = i; <text:s/>args.flag_newjob[i] = 0; pthread_create( );</text:p>
      <text:p text:style-name="P24"><text:tab/>CCR_EXEC(init,flag_init==1,flag_init=0;<text:span text:style-name="T21">)</text:span></text:p>
      <text:p text:style-name="P23"><text:s text:c="2"/>}</text:p>
      <text:p text:style-name="P23"><text:s text:c="2"/>while (1) {</text:p>
      <text:p text:style-name="P23"><text:tab/>CCR_EXEC(new_job,1,for(i=0;i&lt;nofslices;i++)args.flag_newjob[i]=1;)</text:p>
      <text:p text:style-name="P23"><text:tab/>do{ </text:p>
      <text:p text:style-name="P25"><text:tab/><text:tab/>CCR_EXEC(r2,flag_r2==1,flag_r2=0;)</text:p>
      <text:p text:style-name="P23"><text:tab/><text:tab/>draw( );</text:p>
      <text:p text:style-name="P23"><text:tab/><text:tab/>sum++;</text:p>
      <text:p text:style-name="P23"><text:tab/><text:tab/>CCR_EXEC(r1,1,flag_r1=1;)</text:p>
      <text:p text:style-name="P23"><text:tab/>}while(sum&lt;nofslices);</text:p>
      <text:p text:style-name="P23">}</text:p>
      <text:p text:style-name="P36"/>
      <text:p text:style-name="P36"><text:soft-page-break/></text:p>
      <text:p text:style-name="P43"><text:span text:style-name="T6">void thread_func</text:span><text:span text:style-name="T1"> (void *args) {</text:span></text:p>
      <text:p text:style-name="P23"><text:tab/>arguments = (thread_arguments*)args;</text:p>
      <text:p text:style-name="P23"><text:tab/>iteration = arguments-&gt;iteration;</text:p>
      <text:p text:style-name="P23"><text:tab/>CCR_EXEC(init,1,flag_init=1;)</text:p>
      <text:p text:style-name="P10"><text:tab/></text:p>
      <text:p text:style-name="P23"><text:tab/>while(1){</text:p>
      <text:p text:style-name="P23"><text:tab/><text:tab/>CCR_EXEC(new_job,arguments-&gt;flag_newjob[iteration]==1,arguments-&gt;flag_newjob[iteration]=0;)</text:p>
      <text:p text:style-name="P23"><text:tab/><text:tab/>slices = arguments-&gt;slices_thr;</text:p>
      <text:p text:style-name="P23"><text:tab/><text:tab/>res = arguments-&gt;res_thr;</text:p>
      <text:p text:style-name="P23"><text:tab/><text:tab/>mandel_Calc( );</text:p>
      <text:p text:style-name="P23"><text:tab/><text:tab/>CCR_EXEC(r1,flag_r1==1,flag_r1=0;)</text:p>
      <text:p text:style-name="P23"><text:tab/><text:tab/>which_ready = iteration;</text:p>
      <text:p text:style-name="P23"><text:tab/><text:tab/>CCR_EXEC(r2,1,flag_r2=1;)</text:p>
      <text:p text:style-name="P23"><text:tab/>}</text:p>
      <text:p text:style-name="P23">}</text:p>
      <text:p text:style-name="P23"/>
      <text:p text:style-name="P3">b) Στενή Γέφυρα</text:p>
      <text:p text:style-name="P11"/>
      <text:p text:style-name="P27"><text:s/>int reds=0,blues=0,rw=0,bw=0,counter=0,id,flag_blq=0,flag_rdq=0,flag_mtx=1,flag_mtx1=1;</text:p>
      <text:p text:style-name="P27">CCR_DECLARE(blq) CCR_DECLARE(rdq) CCR_DECLARE(mtx) CCR_DECLARE(mtx1)</text:p>
      <text:p text:style-name="P27"><text:span text:style-name="T20">int main</text:span> (int argc, char* argv[]) {</text:p>
      <text:p text:style-name="P27"><text:tab/>CCR_INIT(blq) <text:s/>CCR_INIT(rdq) CCR_INIT(mtx) CCR_INIT(mtx1)</text:p>
      <text:p text:style-name="P27"/>
      <text:p text:style-name="P27"><text:tab/>while(i&lt;N){</text:p>
      <text:p text:style-name="P28"><text:tab/><text:tab/>CCR_EXEC(mtx1,flag_mtx1==1,flag_mtx1=0;)</text:p>
      <text:p text:style-name="P27"><text:tab/><text:tab/>pthread_create( ); i++;</text:p>
      <text:p text:style-name="P27"><text:tab/>}</text:p>
      <text:p text:style-name="P27"><text:tab/>for(i=0;i&lt;N;i++){ pthread_join( );}<text:tab/></text:p>
      <text:p text:style-name="P27"><text:tab/>return 0;</text:p>
      <text:p text:style-name="P27">}</text:p>
      <text:p text:style-name="P11"/>
      <text:p text:style-name="P27"><text:span text:style-name="T20">void cars </text:span>(void* car_thr) {</text:p>
      <text:p text:style-name="P27"><text:tab/>CCR_EXEC(mtx1,1,flag_mtx1=1;)</text:p>
      <text:p text:style-name="P29"><text:tab/>CCR_EXEC(mtx,flag_mtx==1,flag_mtx=0;)<text:tab/></text:p>
      <text:p text:style-name="P27"><text:tab/>if(car-&gt;colour == 'b'){</text:p>
      <text:p text:style-name="P27"><text:tab/><text:tab/>if(reds&gt;0 || (counter &gt;= LIMIT &amp;&amp; rw&gt;0) || blues == MAXCARS){</text:p>
      <text:p text:style-name="P27"><text:tab/><text:tab/><text:tab/>bw++;</text:p>
      <text:p text:style-name="P27"><text:tab/><text:tab/><text:tab/>CCR_EXEC(mtx,1,flag_mtx=1;)</text:p>
      <text:p text:style-name="P29"><text:tab/><text:tab/><text:tab/>CCR_EXEC(blq,flag_blq==1,flag_blq=0;)</text:p>
      <text:p text:style-name="P27"><text:tab/><text:tab/><text:tab/>if(bw&gt;0 &amp;&amp; (counter&lt;LIMIT-1 || rw==0) &amp;&amp; blues &lt; MAXCARS-1){</text:p>
      <text:p text:style-name="P27"><text:tab/><text:tab/><text:tab/><text:tab/>bw--; blues++; CCR_EXEC(blq,1,flag_blq=1;)</text:p>
      <text:p text:style-name="P27"><text:tab/><text:tab/><text:tab/>}</text:p>
      <text:p text:style-name="P30"><text:tab/><text:tab/><text:tab/>else<text:span text:style-name="T15">{ <text:s/></text:span>CCR_EXEC(mtx,1,flag_mtx=1;)<text:span text:style-name="T15">}</text:span></text:p>
      <text:p text:style-name="P27"><text:tab/><text:tab/><text:tab/>counter++;</text:p>
      <text:p text:style-name="P27"><text:tab/><text:tab/>}</text:p>
      <text:p text:style-name="P27"><text:tab/><text:tab/>else{ blues++; counter++; CCR_EXEC(mtx,1,flag_mtx=1;) }<text:tab/><text:tab/></text:p>
      <text:p text:style-name="P27"><text:tab/>}</text:p>
      <text:p text:style-name="P27"><text:tab/>/*start of bridge*/ <text:s text:c="3"/>sleep(car→time); <text:s text:c="2"/>/*end of bridge */</text:p>
      <text:p text:style-name="P30"><text:tab/>CCR_EXEC(mtx,flag_mtx==1, flag_mtx=0;)</text:p>
      <text:p text:style-name="P27"><text:tab/>if(car-&gt;colour == 'b'){</text:p>
      <text:p text:style-name="P27"><text:tab/><text:tab/>blues--;</text:p>
      <text:p text:style-name="P11"><text:tab/><text:tab/><text:span text:style-name="T22">if(blues==0){</text:span></text:p>
      <text:p text:style-name="P27"><text:tab/><text:tab/><text:tab/> if(rw&gt;0){</text:p>
      <text:p text:style-name="P27"><text:tab/><text:tab/><text:tab/><text:tab/>rw--; reds++; counter=0; CCR_EXEC(rdq,1,flag_rdq=1;)</text:p>
      <text:p text:style-name="P27"><text:tab/><text:tab/><text:tab/>}</text:p>
      <text:p text:style-name="P27"><text:soft-page-break/><text:tab/><text:tab/><text:tab/>else if(bw&gt;0){</text:p>
      <text:p text:style-name="P27"><text:tab/><text:tab/><text:tab/><text:tab/>bw--; blues++; counter = 0; CCR_EXEC(blq,1,flag_blq=1;)</text:p>
      <text:p text:style-name="P27"><text:tab/><text:tab/><text:tab/>}</text:p>
      <text:p text:style-name="P27"><text:tab/><text:tab/>}</text:p>
      <text:p text:style-name="P27"><text:tab/><text:tab/>else if(bw&gt;0 &amp;&amp; counter&lt;LIMIT-1){</text:p>
      <text:p text:style-name="P27"><text:tab/><text:tab/><text:tab/><text:tab/>bw--; blues++; <text:s/>CCR_EXEC(blq,1,flag_blq=1;)</text:p>
      <text:p text:style-name="P27"><text:tab/><text:tab/>}</text:p>
      <text:p text:style-name="P31"><text:tab/><text:tab/>else<text:span text:style-name="T21">{ <text:s/></text:span>CCR_EXEC(mtx,1,flag_mtx=1;)<text:span text:style-name="T21">}</text:span><text:tab/></text:p>
      <text:p text:style-name="P27"><text:tab/>}</text:p>
      <text:p text:style-name="P27">}</text:p>
      <text:p text:style-name="P11"/>
      <text:p text:style-name="P4">c) Τρένο</text:p>
      <text:p text:style-name="P4"/>
      <text:p text:style-name="P32">CCR_DECLARE(train_s) CCR_DECLARE(psngs_q) CCR_DECLARE(in_the_train)</text:p>
      <text:p text:style-name="P32">CCR_DECLARE(mtx)</text:p>
      <text:p text:style-name="P32">int pw=0,p_counter=0,flag_train_s=0,flag_psngs_q=0,flag_in_the_train=0,flag_mtx=1;</text:p>
      <text:p text:style-name="P32"/>
      <text:p text:style-name="P32"><text:span text:style-name="T20">int main</text:span>(int argc,char *argv[]){</text:p>
      <text:p text:style-name="P32"><text:tab/>CCR_INIT(train_s) CCR_INIT(psngs_q) CCR_INIT(in_the_train) CCR_INIT(mtx)</text:p>
      <text:p text:style-name="P32"><text:tab/>pthread_create( );</text:p>
      <text:p text:style-name="P32"><text:tab/>for(i=0;i&lt;passengers;i++){ pthread_create( ); }</text:p>
      <text:p text:style-name="P32"><text:tab/>return 0;</text:p>
      <text:p text:style-name="P32">}</text:p>
      <text:p text:style-name="P32"/>
      <text:p text:style-name="P32"><text:span text:style-name="T20">void train_f </text:span>(void *args_t) {</text:p>
      <text:p text:style-name="P32"><text:tab/>while(1){</text:p>
      <text:p text:style-name="P13"><text:tab/><text:tab/><text:span text:style-name="T22">CCR_EXEC(psngs_q,1,flag_psngs_q=1;)</text:span></text:p>
      <text:p text:style-name="P33"><text:tab/><text:tab/>CCR_EXEC(train_s,flag_train_s==1, flag_train_s=0;)</text:p>
      <text:p text:style-name="P32"><text:tab/><text:tab/>sleep(1);</text:p>
      <text:p text:style-name="P33"><text:tab/><text:tab/>CCR_EXEC(mtx,flag_mtx==1, flag_mtx=0;)</text:p>
      <text:p text:style-name="P32"><text:tab/><text:tab/>p_counter--;</text:p>
      <text:p text:style-name="P32"><text:tab/><text:tab/>CCR_EXEC(in_the_train,1,flag_in_the_train=1;)</text:p>
      <text:p text:style-name="P34"><text:tab/><text:tab/>CCR_EXEC(mtx,flag_mtx==1, flag_mtx=0;)</text:p>
      <text:p text:style-name="P13"><text:tab/><text:tab/><text:span text:style-name="T22">CCR_EXEC(mtx,1,flag_mtx=1;)</text:span></text:p>
      <text:p text:style-name="P32"><text:tab/>}</text:p>
      <text:p text:style-name="P32">}</text:p>
      <text:p text:style-name="P32"/>
      <text:p text:style-name="P32"><text:span text:style-name="T20">void psngs_f</text:span> (void *args_p) {</text:p>
      <text:p text:style-name="P34"><text:tab/>CCR_EXEC(psngs_q,flag_psngs_q==1, flag_psngs_q=0;)</text:p>
      <text:p text:style-name="P32"><text:tab/>p_counter++;</text:p>
      <text:p text:style-name="P32"><text:tab/>if(p_counter==SIZE){ <text:s/>CCR_EXEC(train_s,1,flag_train_s=1;) }</text:p>
      <text:p text:style-name="P32"><text:tab/>else{ <text:s/>CCR_EXEC(psngs_q,1,flag_psngs_q=1;) <text:s/>}</text:p>
      <text:p text:style-name="P34"><text:tab/>CCR_EXEC(in_the_train,flag_in_the_train==1, flag_in_the_train=0;)</text:p>
      <text:p text:style-name="P32"><text:tab/>if(p_counter&gt;0){<text:tab/><text:tab/></text:p>
      <text:p text:style-name="P32"><text:tab/><text:tab/>p_counter--; CCR_EXEC(in_the_train,1,flag_in_the_train=1;)</text:p>
      <text:p text:style-name="P32"><text:tab/>}</text:p>
      <text:p text:style-name="P32"><text:tab/>else{ <text:s text:c="2"/>CCR_EXEC(mtx,1,flag_mtx=1;) }</text:p>
      <text:p text:style-name="P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13:35:49.673937636</meta:creation-date>
    <meta:generator>LibreOffice/5.1.3.2$Linux_X86_64 LibreOffice_project/10m0$Build-2</meta:generator>
    <dc:date>2017-12-02T17:09:13.757777559</dc:date>
    <meta:editing-duration>PT3H12M52S</meta:editing-duration>
    <meta:editing-cycles>46</meta:editing-cycles>
    <meta:document-statistic meta:table-count="0" meta:image-count="0" meta:object-count="0" meta:page-count="6" meta:paragraph-count="292" meta:word-count="836" meta:character-count="9372" meta:non-whitespace-character-count="7565"/>
  </office:meta>
</office:document-meta>
</file>